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2.805cm"/>
    </style:style>
    <style:style style:name="co6" style:family="table-column">
      <style:table-column-properties fo:break-before="auto" style:column-width="3.676cm"/>
    </style:style>
    <style:style style:name="co7" style:family="table-column">
      <style:table-column-properties fo:break-before="auto" style:column-width="2.6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5.186cm" fo:break-before="auto" style:use-optimal-row-height="true"/>
    </style:style>
    <style:style style:name="ro5" style:family="table-row">
      <style:table-row-properties style:row-height="5.58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font-name-asian="Noto Sans CJK SC" style:font-name="Liberation Sans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hi" style:country-complex="IN" style:language-asian="zh" style:country-asian="CN" fo:language="pt" fo:country="BR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pt" fo:country="BR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5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pt" fo:country="BR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6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Funcionario_id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Sobrenome</text:p>
          </table:table-cell>
          <table:table-cell table:number-columns-repeated="2" table:style-name="ce1" office:value-type="string" calcext:value-type="string">
            <text:p>Contato</text:p>
          </table:table-cell>
          <table:table-cell table:style-name="ce1" office:value-type="string" calcext:value-type="string">
            <text:p>DataCadastro</text:p>
          </table:table-cell>
          <table:table-cell table:style-name="ce1" office:value-type="string" calcext:value-type="string">
            <text:p>Setor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Rodrigues</text:p>
          </table:table-cell>
          <table:table-cell office:value-type="string" calcext:value-type="string">
            <text:p>jo@gmail.com</text:p>
          </table:table-cell>
          <table:table-cell office:value-type="string" calcext:value-type="string">
            <text:p>(35)998552-1445</text:p>
          </table:table-cell>
          <table:table-cell office:value-type="string" calcext:value-type="string">
            <text:p>2020-05-05 08:50:25</text:p>
          </table:table-cell>
          <table:table-cell table:style-name="ce2" office:value-type="string" calcext:value-type="string">
            <text:p>Administração, Vendas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Freeman</text:p>
          </table:table-cell>
          <table:table-cell office:value-type="string" calcext:value-type="string">
            <text:p>andre1990@gmail.com</text:p>
          </table:table-cell>
          <table:table-cell office:value-type="string" calcext:value-type="string">
            <text:p>(47)99522-4996</text:p>
          </table:table-cell>
          <table:table-cell table:style-name="ce2" office:value-type="string" calcext:value-type="string">
            <text:p>5 de Fevereiro de 2020</text:p>
          </table:table-cell>
          <table:table-cell table:style-name="ce2" office:value-type="string" calcext:value-type="string">
            <text:p>Operacional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íntia</text:p>
          </table:table-cell>
          <table:table-cell office:value-type="string" calcext:value-type="string">
            <text:p>Duval</text:p>
          </table:table-cell>
          <table:table-cell office:value-type="string" calcext:value-type="string">
            <text:p>cindy@outlook.com</text:p>
          </table:table-cell>
          <table:table-cell office:value-type="string" calcext:value-type="string">
            <text:p>(33)99855-4669</text:p>
          </table:table-cell>
          <table:table-cell office:value-type="string" calcext:value-type="string">
            <text:p>2020-05-05 10:55:35</text:p>
          </table:table-cell>
          <table:table-cell table:style-name="ce2" office:value-type="string" calcext:value-type="string">
            <text:p>Estratégico, Vendas</text:p>
          </table:table-cell>
          <table:table-cell table:number-columns-repeated="5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Fernanda</text:p>
          </table:table-cell>
          <table:table-cell office:value-type="string" calcext:value-type="string">
            <text:p>Mendes</text:p>
          </table:table-cell>
          <table:table-cell office:value-type="string" calcext:value-type="string">
            <text:p>fernandamendes@yahoo.com</text:p>
          </table:table-cell>
          <table:table-cell office:value-type="string" calcext:value-type="string">
            <text:p>(33)99200-1556</text:p>
          </table:table-cell>
          <table:table-cell office:value-type="string" calcext:value-type="string">
            <text:p>2020-05-05 11:45:40</text:p>
          </table:table-cell>
          <table:table-cell table:style-name="ce2" office:value-type="string" calcext:value-type="string">
            <text:p>Marketing</text:p>
          </table:table-cell>
          <table:table-cell table:number-columns-repeated="5"/>
        </table:table-row>
        <table:table-row table:style-name="ro1">
          <table:table-cell table:style-name="ce3" table:number-columns-repeated="6"/>
          <table:table-cell table:number-columns-repeated="6"/>
        </table:table-row>
        <table:table-row table:style-name="ro1">
          <table:table-cell table:style-name="ce4" office:value-type="string" calcext:value-type="string" table:number-columns-spanned="10" table:number-rows-spanned="1">
            <text:p>1A FORMA NORMAL</text:p>
          </table:table-cell>
          <table:covered-table-cell table:number-columns-repeated="5" table:style-name="ce3"/>
          <table:covered-table-cell table:number-columns-repeated="4"/>
          <table:table-cell table:number-columns-repeated="2"/>
        </table:table-row>
        <table:table-row table:style-name="ro1">
          <table:table-cell table:style-name="ce3" office:value-type="string" calcext:value-type="string">
            <text:p>Funcionario_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Sobrenome</text:p>
          </table:table-cell>
          <table:table-cell table:style-name="ce3" office:value-type="string" calcext:value-type="string">
            <text:p>E-mail</text:p>
          </table:table-cell>
          <table:table-cell table:style-name="ce3" office:value-type="string" calcext:value-type="string">
            <text:p>Telefone</text:p>
          </table:table-cell>
          <table:table-cell table:style-name="ce3" office:value-type="string" calcext:value-type="string">
            <text:p>Data_Cadastro</text:p>
          </table:table-cell>
          <table:table-cell/>
          <table:table-cell table:style-name="ce1" office:value-type="string" calcext:value-type="string">
            <text:p>setor_id</text:p>
          </table:table-cell>
          <table:table-cell table:style-name="ce1" office:value-type="string" calcext:value-type="string">
            <text:p>funcionario_id</text:p>
          </table:table-cell>
          <table:table-cell table:style-name="ce1" office:value-type="string" calcext:value-type="string">
            <text:p>setor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Rodrigues</text:p>
          </table:table-cell>
          <table:table-cell office:value-type="string" calcext:value-type="string">
            <text:p>jo@gmail.com</text:p>
          </table:table-cell>
          <table:table-cell office:value-type="string" calcext:value-type="string">
            <text:p>(35)998552-1445</text:p>
          </table:table-cell>
          <table:table-cell office:value-type="string" calcext:value-type="string">
            <text:p>2020-05-05 08:50:25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Administração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Freeman</text:p>
          </table:table-cell>
          <table:table-cell office:value-type="string" calcext:value-type="string">
            <text:p>andre1990@gmail.com</text:p>
          </table:table-cell>
          <table:table-cell office:value-type="string" calcext:value-type="string">
            <text:p>(47)99522-4996</text:p>
          </table:table-cell>
          <table:table-cell office:value-type="string" calcext:value-type="string">
            <text:p>2020-02-05 00:00:00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Vendas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íntia</text:p>
          </table:table-cell>
          <table:table-cell office:value-type="string" calcext:value-type="string">
            <text:p>Duval</text:p>
          </table:table-cell>
          <table:table-cell office:value-type="string" calcext:value-type="string">
            <text:p>cindy@outlook.com</text:p>
          </table:table-cell>
          <table:table-cell office:value-type="string" calcext:value-type="string">
            <text:p>(33)99855-4669</text:p>
          </table:table-cell>
          <table:table-cell office:value-type="string" calcext:value-type="string">
            <text:p>2020-05-05 10:55:35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Operacional</text:p>
          </table:table-cell>
          <table:table-cell table:number-columns-repeated="2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Fernanda</text:p>
          </table:table-cell>
          <table:table-cell office:value-type="string" calcext:value-type="string">
            <text:p>Mendes</text:p>
          </table:table-cell>
          <table:table-cell office:value-type="string" calcext:value-type="string">
            <text:p>fernandamendes@yahoo.com</text:p>
          </table:table-cell>
          <table:table-cell office:value-type="string" calcext:value-type="string">
            <text:p>(33)99200-1556</text:p>
          </table:table-cell>
          <table:table-cell office:value-type="string" calcext:value-type="string">
            <text:p>2020-05-05 11:45:40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Estratégico</text:p>
          </table:table-cell>
          <table:table-cell table:number-columns-repeated="2"/>
        </table:table-row>
        <table:table-row table:style-name="ro1">
          <table:table-cell table:style-name="Default" table:number-columns-repeated="6"/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Vendas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style-name="ce5" table:number-columns-repeated="2"/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Marketing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 table:number-columns-spanned="10" table:number-rows-spanned="1">
            <text:p>2A FORMA NORMAL</text:p>
          </table:table-cell>
          <table:covered-table-cell table:number-columns-repeated="2" table:style-name="ce5"/>
          <table:covered-table-cell table:style-name="Default"/>
          <table:covered-table-cell table:style-name="ce5"/>
          <table:covered-table-cell table:style-name="ce7"/>
          <table:covered-table-cell table:number-columns-repeated="4"/>
          <table:table-cell table:number-columns-repeated="2"/>
        </table:table-row>
        <table:table-row table:style-name="ro1">
          <table:table-cell table:style-name="ce4" office:value-type="string" calcext:value-type="string" table:number-columns-spanned="10" table:number-rows-spanned="1">
            <text:p>1A FORMA NORMAL</text:p>
          </table:table-cell>
          <table:covered-table-cell table:number-columns-repeated="5" table:style-name="ce3"/>
          <table:covered-table-cell table:number-columns-repeated="4"/>
          <table:table-cell table:number-columns-repeated="2"/>
        </table:table-row>
        <table:table-row table:style-name="ro2">
          <table:table-cell table:style-name="ce3" office:value-type="string" calcext:value-type="string">
            <text:p>Funcionario_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Sobrenome</text:p>
          </table:table-cell>
          <table:table-cell table:style-name="ce3" office:value-type="string" calcext:value-type="string">
            <text:p>E-mail</text:p>
          </table:table-cell>
          <table:table-cell table:style-name="ce3" office:value-type="string" calcext:value-type="string">
            <text:p>Telefone</text:p>
          </table:table-cell>
          <table:table-cell table:style-name="ce3" office:value-type="string" calcext:value-type="string">
            <text:p>Data_Cadastro</text:p>
          </table:table-cell>
          <table:table-cell/>
          <table:table-cell table:style-name="ce1" office:value-type="string" calcext:value-type="string">
            <text:p>setor_id</text:p>
          </table:table-cell>
          <table:table-cell table:style-name="ce1" office:value-type="string" calcext:value-type="string">
            <text:p>nome</text:p>
          </table:table-cell>
          <table:table-cell/>
          <table:table-cell table:style-name="ce1" office:value-type="string" calcext:value-type="string">
            <text:p>funcionario_id</text:p>
          </table:table-cell>
          <table:table-cell table:style-name="ce1" office:value-type="string" calcext:value-type="string">
            <text:p>setor_id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Rodrigues</text:p>
          </table:table-cell>
          <table:table-cell office:value-type="string" calcext:value-type="string">
            <text:p>jo@gmail.com</text:p>
          </table:table-cell>
          <table:table-cell office:value-type="string" calcext:value-type="string">
            <text:p>(35)998552-1445</text:p>
          </table:table-cell>
          <table:table-cell office:value-type="string" calcext:value-type="string">
            <text:p>2020-05-05 08:50:25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dministração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Freeman</text:p>
          </table:table-cell>
          <table:table-cell office:value-type="string" calcext:value-type="string">
            <text:p>andre1990@gmail.com</text:p>
          </table:table-cell>
          <table:table-cell office:value-type="string" calcext:value-type="string">
            <text:p>(47)99522-4996</text:p>
          </table:table-cell>
          <table:table-cell office:value-type="string" calcext:value-type="string">
            <text:p>2020-02-05 00:00:00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Vendas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íntia</text:p>
          </table:table-cell>
          <table:table-cell office:value-type="string" calcext:value-type="string">
            <text:p>Duval</text:p>
          </table:table-cell>
          <table:table-cell office:value-type="string" calcext:value-type="string">
            <text:p>cindy@outlook.com</text:p>
          </table:table-cell>
          <table:table-cell office:value-type="string" calcext:value-type="string">
            <text:p>(33)99855-4669</text:p>
          </table:table-cell>
          <table:table-cell office:value-type="string" calcext:value-type="string">
            <text:p>2020-05-05 10:55:35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eracional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Fernanda</text:p>
          </table:table-cell>
          <table:table-cell office:value-type="string" calcext:value-type="string">
            <text:p>Mendes</text:p>
          </table:table-cell>
          <table:table-cell office:value-type="string" calcext:value-type="string">
            <text:p>fernandamendes@yahoo.com</text:p>
          </table:table-cell>
          <table:table-cell office:value-type="string" calcext:value-type="string">
            <text:p>(33)99200-1556</text:p>
          </table:table-cell>
          <table:table-cell office:value-type="string" calcext:value-type="string">
            <text:p>2020-05-05 11:45:40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stratégico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Default" table:number-columns-repeated="6"/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Vendas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Default" table:number-columns-repeated="4"/>
          <table:table-cell table:style-name="ce5" table:number-columns-repeated="2"/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Marketing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table:style-name="Default" table:number-columns-repeated="6"/>
          <table:table-cell table:number-columns-repeated="6"/>
        </table:table-row>
        <table:table-row table:style-name="ro4">
          <table:table-cell table:style-name="Default" office:value-type="string" calcext:value-type="string">
            <text:p>CREATE DATABASE IF NOT EXISTS normalization;</text:p>
            <text:p>USE normalization;</text:p>
            <text:p/>
            <text:p>CREATE TABLE setor(</text:p>
            <text:p>    setor_id INT primary key,</text:p>
            <text:p>    nome VARCHAR(100)</text:p>
            <text:p>) engine=InnoDB;</text:p>
            <text:p/>
            <text:p>INSERT INTO setor(setor_id, nome) VALUES(1, 'Administração');</text:p>
            <text:p>INSERT INTO setor(setor_id, nome) VALUES (2, 'Vendas');</text:p>
            <text:p>INSERT INTO setor(setor_id, nome) VALUES(3, 'Operacional');</text:p>
            <text:p>INSERT INTO setor(setor_id, nome) VALUES(4, 'Estratégico');</text:p>
            <text:p>INSERT INTO setor(setor_id, nome) VALUES(5, 'Marketing');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table:number-columns-repeated="6"/>
        </table:table-row>
        <table:table-row table:style-name="ro5">
          <table:table-cell table:style-name="Default" office:value-type="string" calcext:value-type="string">
            <text:p><text:span text:style-name="T1">CREATE TABLE funcionario(</text:span></text:p>
            <text:p><text:span text:style-name="T2">    funcionario_id INT primary key,</text:span></text:p>
            <text:p><text:span text:style-name="T3">    nome VARCHAR(100),</text:span></text:p>
            <text:p><text:span text:style-name="T4">    sobrenome VARCHAR(100),</text:span></text:p>
            <text:p><text:span text:style-name="T5">    contato VARCHAR(100),</text:span></text:p>
            <text:p><text:span text:style-name="T6">    telefone VARCHAR(100),</text:span></text:p>
            <text:p><text:span text:style-name="T1">    data_cadastro VARCHAR(100)</text:span></text:p>
            <text:p><text:span text:style-name="T2">) engine=InnoDB;</text:span></text:p>
            <text:p><text:span text:style-name="T2"/></text:p>
            <text:p><text:span text:style-name="T3">INSERT INTO funcionario(funcionario_id, nome, sobrenome, contato, telefone, data_cadastro) VALUES(12, 'Joseph', 'Rodrigues', 'jo@gmail.com', '(35)998552-1445', '2020-05-05 08:50:25');</text:span></text:p>
            <text:p><text:span text:style-name="T4">INSERT INTO funcionario(funcionario_id, nome, sobrenome, contato, telefone, data_cadastro) VALUES(13, 'André', 'Freeman', 'andre1990@gmail.com', '(47)99522-4996', '2020-02-05 00:00:00');</text:span></text:p>
            <text:p><text:span text:style-name="T5">INSERT INTO funcionario(funcionario_id, nome, sobrenome, contato, telefone, data_cadastro) VALUES(14, 'Cíntia', 'Duval', 'cindy@outlook.com', '(33)99855-4669', '2020-05-05 10:55:35');</text:span></text:p>
            <text:p><text:span text:style-name="T6">INSERT INTO funcionario(funcionario_id, nome, sobrenome, contato, telefone, data_cadastro) VALUES(15, 'Fernanda', 'Mendes', 'fernandamendes@yahoo.com', '(33)99200-1556', '2020-05-05 11:45:40');</text:span></text:p>
            <text:p><text:span text:style-name="T6"/>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table:number-columns-repeated="6"/>
        </table:table-row>
        <table:table-row table:style-name="ro4">
          <table:table-cell table:style-name="Default" office:value-type="string" calcext:value-type="string">
            <text:p><text:span text:style-name="T5">CREATE TABLE funcionario_setor(</text:span></text:p>
            <text:p><text:span text:style-name="T6">    funcionario_id INT NOT NULL,</text:span></text:p>
            <text:p><text:span text:style-name="T1">    setor_id INT NOT NULL,</text:span></text:p>
            <text:p><text:span text:style-name="T2">    foreign key (funcionario_id) references funcionario(funcionario_id),</text:span></text:p>
            <text:p><text:span text:style-name="T3">    foreign key (setor_id) references setor(setor_id)</text:span></text:p>
            <text:p><text:span text:style-name="T4">) engine=InnoDB;</text:span></text:p>
            <text:p><text:span text:style-name="T4"/></text:p>
            <text:p><text:span text:style-name="T5">INSERT INTO funcionario_setor(funcionario_id, setor_id) VALUES(12, 1);</text:span></text:p>
            <text:p><text:span text:style-name="T6">INSERT INTO funcionario_setor(funcionario_id, setor_id) VALUES(12, 2);</text:span></text:p>
            <text:p><text:span text:style-name="T1">INSERT INTO funcionario_setor(funcionario_id, setor_id) VALUES(13, 3);</text:span></text:p>
            <text:p><text:span text:style-name="T2">INSERT INTO funcionario_setor(funcionario_id, setor_id) VALUES(14, 4);</text:span></text:p>
            <text:p><text:span text:style-name="T3">INSERT INTO funcionario_setor(funcionario_id, setor_id) VALUES(14, 2);</text:span></text:p>
            <text:p><text:span text:style-name="T4">INSERT INTO funcionario_setor(funcionario_id, setor_id) VALUES(15, 5);</text:span></text:p>
          </table:table-cell>
          <table:table-cell table:style-name="Default" table:number-columns-repeated="5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2T16:07:35.828538998</meta:creation-date>
    <dc:date>2022-03-02T16:31:52.709550353</dc:date>
    <meta:editing-duration>PT3M45S</meta:editing-duration>
    <meta:editing-cycles>1</meta:editing-cycles>
    <meta:document-statistic meta:table-count="1" meta:cell-count="150" meta:object-count="0"/>
    <meta:generator>LibreOffice/6.4.7.2$Linux_X86_64 LibreOffice_project/40$Build-2</meta:generator>
  </office:meta>
</office:document-meta>
</file>